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a52e" officeooo:paragraph-rsid="001aa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Terceiro teste com o GitHub, dessa vez será pasta + arquivo dentro da pas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8T14:39:21.374360877</dc:date>
    <meta:editing-duration>PT1M1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4" meta:character-count="76" meta:non-whitespace-character-count="63"/>
  </office:meta>
</office:document-meta>
</file>